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457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_5f_-outline1">
      <style:graphic-properties fo:min-height="14.698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7cm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Revisão bibliográfica</text:p>
              </text:list-item>
              <text:list-item>
                <text:p text:style-name="P8">Materiais e métodos</text:p>
              </text:list-item>
              <text:list-item>
                <text:p text:style-name="P8">Resultados e discussão</text:p>
              </text:list-item>
              <text:list-item>
                <text:p text:style-name="P8">Conclusão</text:p>
              </text:list-item>
              <text:list-item>
                <text:p text:style-name="P8">Referênci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7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PyQGIS</text:p>
              </text:list-item>
              <text:list-item>
                <text:p>GDAL, Fiona, Rasterio,</text:p>
              </text:list-item>
              <text:list-item>
                <text:p>Pandas, Geopandas, Polars</text:p>
              </text:list-item>
              <text:list-item>
                <text:p>Matplotlib, Plotly</text:p>
              </text:list-item>
              <text:list-item>
                <text:p>FastAPI, Flask, Django</text:p>
              </text:list-item>
              <text:list-item>
                <text:p>Taipy, Streaml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9" draw:layer="layout" svg:width="15.4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0"><text:a xlink:href="https://www.drawio.com/" xlink:type="simple">https://www.drawio.com/</text:a></text:p>
                  </text:list-item>
                  <text:list-item>
                    <text:p text:style-name="P10">VSCodium Draw.io Integration (Author: Hediet)</text:p>
                  </text:list-item>
                </text:list>
              </text:list-item>
              <text:list-item>
                <text:p>Tutorial de edição: https://www.drawio.com/blog/uml-class-dia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4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5.306cm" svg:height="1.5cm" svg:x="28.5cm" svg:y="0.5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30M35S</meta:editing-duration>
    <meta:editing-cycles>739</meta:editing-cycles>
    <meta:generator>LibreOffice/24.2.6.2$Linux_X86_64 LibreOffice_project/420$Build-2</meta:generator>
    <dc:date>2024-12-05T10:40:25.002347134</dc:date>
    <meta:document-statistic meta:object-count="54"/>
  </office:meta>
</office:document-meta>
</file>